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commands: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tiles</text:p>
          </table:table-cell>
          <table:table-cell office:value-type="string">
            <text:p>int</text:p>
          </table:table-cell>
          <table:table-cell office:value-type="string">
            <text:p>Creates and initializes a level with n tiles.</text:p>
          </table:table-cell>
          <table:table-cell office:value-type="string">
            <text:p>tiles = new Tiles[n]</text:p>
          </table:table-cell>
        </table:table-row>
        <table:table-row table:style-name="ro3">
          <table:table-cell office:value-type="string">
            <text:p>text</text:p>
          </table:table-cell>
          <table:table-cell office:value-type="string">
            <text:p>string</text:p>
          </table:table-cell>
          <table:table-cell office:value-type="string">
            <text:p>Sets the level text.</text:p>
          </table:table-cell>
          <table:table-cell/>
        </table:table-row>
        <table:table-row table:style-name="ro3">
          <table:table-cell office:value-type="string">
            <text:p>start</text:p>
          </table:table-cell>
          <table:table-cell office:value-type="string">
            <text:p>int</text:p>
          </table:table-cell>
          <table:table-cell office:value-type="string">
            <text:p>Sets the start tile.</text:p>
          </table:table-cell>
          <table:table-cell office:value-type="string">
            <text:p>start_tile = n</text:p>
          </table:table-cell>
        </table:table-row>
        <table:table-row table:style-name="ro3">
          <table:table-cell office:value-type="string">
            <text:p>goal</text:p>
          </table:table-cell>
          <table:table-cell office:value-type="string">
            <text:p>int</text:p>
          </table:table-cell>
          <table:table-cell office:value-type="string">
            <text:p>Sets the goal tile.</text:p>
          </table:table-cell>
          <table:table-cell office:value-type="string">
            <text:p>goal_tile = n</text:p>
          </table:table-cell>
        </table:table-row>
        <table:table-row table:style-name="ro3">
          <table:table-cell office:value-type="string">
            <text:p>pan</text:p>
          </table:table-cell>
          <table:table-cell office:value-type="string">
            <text:p>float</text:p>
          </table:table-cell>
          <table:table-cell office:value-type="string">
            <text:p>Initial player view direction in degrees.</text:p>
          </table:table-cell>
          <table:table-cell office:value-type="string">
            <text:p>player_pan = a</text:p>
          </table:table-cell>
        </table:table-row>
        <table:table-row table:style-name="ro3">
          <table:table-cell office:value-type="string">
            <text:p>tile</text:p>
          </table:table-cell>
          <table:table-cell office:value-type="string">
            <text:p>int</text:p>
          </table:table-cell>
          <table:table-cell office:value-type="string">
            <text:p>Selects a tile.</text:p>
          </table:table-cell>
          <table:table-cell office:value-type="string">
            <text:p>selected_tile = n</text:p>
          </table:table-cell>
        </table:table-row>
        <table:table-row table:style-name="ro3">
          <table:table-cell office:value-type="string">
            <text:p>transform</text:p>
          </table:table-cell>
          <table:table-cell office:value-type="string">
            <text:p>16xfloat</text:p>
          </table:table-cell>
          <table:table-cell office:value-type="string">
            <text:p>Transforms the selected tile by the matrix given in column major order.</text:p>
          </table:table-cell>
          <table:table-cell office:value-type="string">
            <text:p>selected_tile.transform *= m</text:p>
          </table:table-cell>
        </table:table-row>
        <table:table-row table:style-name="ro3">
          <table:table-cell office:value-type="string">
            <text:p>transform_by</text:p>
          </table:table-cell>
          <table:table-cell office:value-type="string">
            <text:p>int</text:p>
          </table:table-cell>
          <table:table-cell office:value-type="string">
            <text:p>Transforms the selected tile by the matrix of another tile. This enabled basic transformation hierarchy support.</text:p>
          </table:table-cell>
          <table:table-cell office:value-type="string">
            <text:p>selected_tile.transform *= n.transform</text:p>
          </table:table-cell>
        </table:table-row>
        <table:table-row table:style-name="ro3">
          <table:table-cell office:value-type="string">
            <text:p>translate</text:p>
          </table:table-cell>
          <table:table-cell office:value-type="string">
            <text:p>3xfloat</text:p>
          </table:table-cell>
          <table:table-cell office:value-type="string">
            <text:p>Transforms the selected tile by a translation matrix.</text:p>
          </table:table-cell>
          <table:table-cell office:value-type="string">
            <text:p>selected_tile.transform *= translate(x, y, z)</text:p>
          </table:table-cell>
        </table:table-row>
        <table:table-row table:style-name="ro3">
          <table:table-cell office:value-type="string">
            <text:p>rotate_x</text:p>
          </table:table-cell>
          <table:table-cell office:value-type="string">
            <text:p>float</text:p>
          </table:table-cell>
          <table:table-cell office:value-type="string">
            <text:p>Transform the selected tile by a x rotation matrix.</text:p>
          </table:table-cell>
          <table:table-cell office:value-type="string">
            <text:p>selected_tile.transform *= rotatex(a)</text:p>
          </table:table-cell>
        </table:table-row>
        <table:table-row table:style-name="ro3">
          <table:table-cell office:value-type="string">
            <text:p>rotate_y</text:p>
          </table:table-cell>
          <table:table-cell office:value-type="string">
            <text:p>float</text:p>
          </table:table-cell>
          <table:table-cell office:value-type="string">
            <text:p>Transform the selected tile by a y rotation matrix.</text:p>
          </table:table-cell>
          <table:table-cell office:value-type="string">
            <text:p>selected_tile.transform *= rotatey(a)</text:p>
          </table:table-cell>
        </table:table-row>
        <table:table-row table:style-name="ro3">
          <table:table-cell office:value-type="string">
            <text:p>rotate_z</text:p>
          </table:table-cell>
          <table:table-cell office:value-type="string">
            <text:p>float</text:p>
          </table:table-cell>
          <table:table-cell office:value-type="string">
            <text:p>Transform the selected tile by a z rotation matrix.</text:p>
          </table:table-cell>
          <table:table-cell office:value-type="string">
            <text:p>selected_tile.transform *= rotatez(a)</text:p>
          </table:table-cell>
        </table:table-row>
        <table:table-row table:style-name="ro3">
          <table:table-cell office:value-type="string">
            <text:p>west/north/east/south</text:p>
          </table:table-cell>
          <table:table-cell office:value-type="string">
            <text:p>int</text:p>
          </table:table-cell>
          <table:table-cell office:value-type="string">
            <text:p>Sets a teleportation.</text:p>
          </table:table-cell>
          <table:table-cell office:value-type="string">
            <text:p>selected_tile.direction = n</text:p>
          </table:table-cell>
        </table:table-row>
        <table:table-row table:style-name="ro3">
          <table:table-cell office:value-type="string">
            <text:p>west2/north2/east2/south2</text:p>
          </table:table-cell>
          <table:table-cell office:value-type="string">
            <text:p>int</text:p>
          </table:table-cell>
          <table:table-cell office:value-type="string">
            <text:p>Sets a two-sided teleportation.</text:p>
          </table:table-cell>
          <table:table-cell office:value-type="string">
            <text:p>selected_tile.direction = n; n.opposite_direction = selected_til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8:29:52</meta:creation-date>
    <dc:date>2014-02-11T19:30:24</dc:date>
    <meta:editing-duration>PT1H17M31S</meta:editing-duration>
    <meta:editing-cycles>5</meta:editing-cycles>
    <meta:generator>LibreOffice/3.5$Linux_X86_64 LibreOffice_project/350m1$Build-2</meta:generator>
    <meta:document-statistic meta:table-count="3" meta:cell-count="56" meta:object-count="0"/>
  </office:meta>
</office:document-meta>
</file>